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74.33mm"/>
    </style:style>
    <style:style style:name="co4" style:family="table-column">
      <style:table-column-properties fo:break-before="auto" style:column-width="129.43mm"/>
    </style:style>
    <style:style style:name="co5" style:family="table-column">
      <style:table-column-properties fo:break-before="auto" style:column-width="73.25mm"/>
    </style:style>
    <style:style style:name="co6" style:family="table-column">
      <style:table-column-properties fo:break-before="auto" style:column-width="124.44mm"/>
    </style:style>
    <style:style style:name="co7" style:family="table-column">
      <style:table-column-properties fo:break-before="auto" style:column-width="162.1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38.75mm"/>
    </style:style>
    <style:style style:name="co13" style:family="table-column">
      <style:table-column-properties fo:break-before="auto" style:column-width="50.73mm"/>
    </style:style>
    <style:style style:name="co14" style:family="table-column">
      <style:table-column-properties fo:break-before="auto" style:column-width="113.28mm"/>
    </style:style>
    <style:style style:name="co15" style:family="table-column">
      <style:table-column-properties fo:break-before="auto" style:column-width="129.89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9.5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color="#ff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99" style:vertical-align="top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order-bottom="0.06pt solid #000000" fo:background-color="#ffff99" fo:border-left="0.06pt solid #000000" fo:border-right="none" fo:border-top="0.06pt solid #000000" style:vertical-align="top"/>
    </style:style>
    <style:style style:name="ce17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able-cell-properties fo:border-bottom="0.06pt solid #000000" fo:background-color="#cfe7f5" fo:border-left="none" fo:border-right="none" fo:border-top="0.06pt solid #000000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fo:color="#000000" style:font-name-asian="Noto Sans CJK SC Regular" style:font-name-complex="FreeSans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fo:color="#000000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dme" table:style-name="ta1">
        <table:table-column table:style-name="co1" table:default-cell-style-name="ce2"/>
        <table:table-column table:style-name="co2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euille</text:p>
          </table:table-cell>
          <table:table-cell table:style-name="ce1" office:value-type="string" calcext:value-type="string">
            <text:p>Signification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Liste des erreurs trouvées et leurs explications</text:p>
          </table:table-cell>
        </table:table-row>
        <table:table-row table:style-name="ro1">
          <table:table-cell office:value-type="string" calcext:value-type="string">
            <text:p>hyperspin</text:p>
          </table:table-cell>
          <table:table-cell table:style-name="ce3" office:value-type="string" calcext:value-type="string">
            <text:p>Liste des noms de jeux du fichier hyperspin</text:p>
          </table:table-cell>
        </table:table-row>
        <table:table-row table:style-name="ro2">
          <table:table-cell office:value-type="string" calcext:value-type="string">
            <text:p>recalbox</text:p>
          </table:table-cell>
          <table:table-cell table:style-name="ce3" office:value-type="string" calcext:value-type="string">
            <text:p>liste des noms de jeux extraits du path du fichier .nes du fichier recalbox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Erreur</text:p>
          </table:table-cell>
          <table:table-cell table:style-name="ce1" office:value-type="string" calcext:value-type="string">
            <text:p>Signification</text:p>
          </table:table-cell>
        </table:table-row>
        <table:table-row table:style-name="ro2">
          <table:table-cell office:value-type="string" calcext:value-type="string">
            <text:p>Not found</text:p>
          </table:table-cell>
          <table:table-cell table:style-name="ce3" office:value-type="string" calcext:value-type="string">
            <text:p>Le jeu n’a pas été trouvé dans le fichier hyperspin.</text:p>
          </table:table-cell>
        </table:table-row>
        <table:table-row table:style-name="ro3">
          <table:table-cell office:value-type="string" calcext:value-type="string">
            <text:p>Image not found</text:p>
          </table:table-cell>
          <table:table-cell table:style-name="ce3" office:value-type="string" calcext:value-type="string">
            <text:p>Le champ image du jeu dans le fichier recalbox est vide.</text:p>
          </table:table-cell>
        </table:table-row>
        <table:table-row table:style-name="ro4">
          <table:table-cell office:value-type="string" calcext:value-type="string">
            <text:p>Not exists for this country</text:p>
          </table:table-cell>
          <table:table-cell table:style-name="ce3" office:value-type="string" calcext:value-type="string">
            <text:p>Le jeu a été trouvé dans le fichier hyperspin mais n’est pas disponible pour le pays attendu (ex : USA, Japan)</text:p>
          </table:table-cell>
        </table:table-row>
        <table:table-row table:style-name="ro5">
          <table:table-cell office:value-type="string" calcext:value-type="string">
            <text:p>To investigate</text:p>
          </table:table-cell>
          <table:table-cell table:style-name="ce3" office:value-type="string" calcext:value-type="string">
            <text:p>L’erreur fait suite à une anomalie dans le fichier hyperspin ou dans le fichier recalbox. </text:p>
            <text:p>Il faut décider quoi faire, par exemple corriger le fichier recalbox, effectuer un traitement spécifique dans le programme, etc.</text:p>
          </table:table-cell>
        </table:table-row>
      </table:table>
      <table:table table:name="Errors" table:style-name="ta1"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Default"/>
        <table:table-row table:style-name="ro6">
          <table:table-cell table:style-name="ce4" office:value-type="string" calcext:value-type="string">
            <text:p>Not Found Games</text:p>
          </table:table-cell>
          <table:table-cell table:style-name="ce4" office:value-type="string" calcext:value-type="string">
            <text:p>Human check</text:p>
          </table:table-cell>
          <table:table-cell table:style-name="ce4" office:value-type="string" calcext:value-type="string">
            <text:p>investigation notes</text:p>
          </table:table-cell>
          <table:table-cell/>
        </table:table-row>
        <table:table-row table:style-name="ro2">
          <table:table-cell office:value-type="string" calcext:value-type="string">
            <text:p>2048 (tsone)</text:p>
          </table:table-cell>
          <table:table-cell office:value-type="string" calcext:value-type="string">
            <text:p>Not found</text:p>
            <text:p>Imag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dox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ntures of Bayou Billy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yanax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 of the Killer Tomato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udes (USA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atman - Return of the Jok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- The Video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Retur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deBuster (High Level Challenge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ucky O'Har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 - Simon's Ques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I - Dracula's Curs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e (Shiru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hip 'n Dale Rescue Rang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 'n Dale Rescue Rangers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wing Du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 - The Reveng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I - The Sacred Ston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ar (Stefan Adolfsson - David Eriksson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uck Ta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s'n Gobli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nies II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u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mlins 2 - The New Batch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illa W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ssic Par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 Icarus (USA, Europe)</text:p>
          </table:table-cell>
          <table:table-cell office:value-type="string" calcext:value-type="string">
            <text:p>Not exists for this country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Lan Master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 of Zelda, Th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ming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Force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Nemo - The Dream Mast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Bros. (World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4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5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Ge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i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y Final Figh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Intergalatic Power Punch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Punch-Out!! (Japan, 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World Cu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h-Out!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 Rac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 Hood - Prince of Thieve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' Kat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man X (AKA Thunder Blaster Man) (Sachen) [!]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'n Atta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gar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 of the Ninja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Worl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(Japan, 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3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or 2 - Judgment Day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 Jenny (Ludosity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Gun - The Second Missi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ly Ra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II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omp'Em (USA)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uplication </text:p>
            <text:p>Recalbox content:</text:p>
            <text:p>   Whomp 'Em (USA)</text:p>
            <text:p>   Whomp'Em (USA)</text:p>
            <text:p><text:span text:style-name="T1">Hyperspin:</text:span></text:p>
            <text:p><text:span text:style-name="T2">   Whomp 'Em (USA)</text:span></text:p>
            <text:p><text:span text:style-name="T2">=&gt; un jeu est en double dans recalbox</text:span></text:p>
          </table:table-cell>
          <table:table-cell/>
        </table:table-row>
        <table:table-row table:style-name="ro1">
          <table:table-cell office:value-type="string" calcext:value-type="string">
            <text:p>Xevious - The Avenger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da II - The Adventure of Link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ing Secretary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</table:table>
      <table:table table:name="hyperspin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Hyperspin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720 Degrees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an y Eva (Spain) (Unl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shi Bazook - Morphoid Masher (USA) (Proto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 52 (USA) (Unl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ble Adventures (USA) (v1.4) (Unl)</text:p>
          </table:table-cell>
        </table:table-row>
        <table:table-row table:style-name="ro1">
          <table:table-cell office:value-type="string" calcext:value-type="string">
            <text:p>Bible Buffet (USA) (v6.0) (Unl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oky Man (Spain) (Unl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Buzz and Waldog (USA) (Proto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evaliers du Zodiaque, Les - La Legende d'Or (Franc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smos Cop (Spain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athbots (USA) (Rev 1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des with Attitude (USA) (Rev 1) (Unl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ablaster (Europe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 Bloque Magico (Spain) (Unl)</text:p>
          </table:table-cell>
        </table:table-row>
        <table:table-row table:style-name="ro1">
          <table:table-cell office:value-type="string" calcext:value-type="string">
            <text:p>El Destructor (Spain) (Unl)</text:p>
          </table:table-cell>
        </table:table-row>
        <table:table-row table:style-name="ro1">
          <table:table-cell office:value-type="string" calcext:value-type="string">
            <text:p>El Monstruo de Los Globos (Spain) (Unl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odus - Journey to the Promised Land (USA) (v5.0) (Unl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 Fall (USA) (Proto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rry Kitchen's BattleTank (USA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 Nac (USA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ppin' Mad (USA) (Proto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shua &amp; the Battle of Jericho (USA) (v6.0) (Unl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shBall (USA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 Alfombra Magica (Spain) (Unl)</text:p>
          </table:table-cell>
        </table:table-row>
        <table:table-row table:style-name="ro1">
          <table:table-cell office:value-type="string" calcext:value-type="string">
            <text:p>La Gran Aventura Submarina (Spain) (Unl)</text:p>
          </table:table-cell>
        </table:table-row>
        <table:table-row table:style-name="ro1">
          <table:table-cell office:value-type="string" calcext:value-type="string">
            <text:p>La Guerra del Golfo (Spain) (Unl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L.E. (USA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d Max (USA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axi 15 (USA) (Rev 1) (Unl)</text:p>
          </table:table-cell>
        </table:table-row>
        <table:table-row table:style-name="ro1">
          <table:table-cell office:value-type="string" calcext:value-type="string">
            <text:p>McDonaldland (France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s. Pac-Man (USA)</text:p>
          </table:table-cell>
        </table:table-row>
        <table:table-row table:style-name="ro1">
          <table:table-cell office:value-type="string" calcext:value-type="string">
            <text:p>Ms. Pac-Man (USA) (Unl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FL (USA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molos (USA) (Unl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rb 3D (USA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 Bot (Europe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Pyramid (USA) (Rev 1) (Unl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IX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.C. Pro-Am (Europe) (Rev A)</text:p>
          </table:table-cell>
        </table:table-row>
        <table:table-row table:style-name="ro1">
          <table:table-cell office:value-type="string" calcext:value-type="string">
            <text:p>R.C. Pro-Am II (Europe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123 (USA)</text:p>
          </table:table-cell>
        </table:table-row>
        <table:table-row table:style-name="ro1">
          <table:table-cell office:value-type="string" calcext:value-type="string">
            <text:p>Sesame Street ABC &amp; 123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gt. Helmet - Training Day (Europe) (Unl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i or Die (Europe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ky Kid (USA)</text:p>
          </table:table-cell>
        </table:table-row>
        <table:table-row table:style-name="ro1">
          <table:table-cell office:value-type="string" calcext:value-type="string">
            <text:p>Sky Shark (USA) (Rev 0A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iritual Warfare (USA) (v6.1) (Unl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py vs Spy (Europe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nque (Spain) (Unl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(Europe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 on Wheels (USA) (Proto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Xybots (USA) (Proto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table table:name="recalbox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Recalbox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2048 (tsone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Bayou Billy, The (USA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styanax (USA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ttack of the Killer Tomatoes (USA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Return of the Joker (USA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- The Video Game (USA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man Returns (USA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 (USA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Buster (High Level Challenge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cky O'Hare (USA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(USA) (Rev A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 - Simon's Quest (USA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stlevania III - Dracula's Curse (USA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Shiru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ip 'n Dale Rescue Rangers (USA)</text:p>
          </table:table-cell>
        </table:table-row>
        <table:table-row table:style-name="ro1">
          <table:table-cell office:value-type="string" calcext:value-type="string">
            <text:p>Chip 'n Dale Rescue Rangers 2 (USA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rkwing Duck (USA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(USA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 - The Revenge (USA) (Rev A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agon III - The Sacred Stones (USA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iar (Stefan Adolfsson - David Eriksson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 Tales (USA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sts'n Goblins (USA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onies II, The (USA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adius (USA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remlins 2 - The New Batch (USA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errilla War (USA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dson's Adventure Island (USA)</text:p>
          </table:table-cell>
        </table:table-row>
        <table:table-row table:style-name="ro1">
          <table:table-cell office:value-type="string" calcext:value-type="string">
            <text:p>Hudson's Adventure Island II (USA)</text:p>
          </table:table-cell>
        </table:table-row>
        <table:table-row table:style-name="ro1">
          <table:table-cell office:value-type="string" calcext:value-type="string">
            <text:p>Hudson's Adventure Island III (USA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Jurassic Park (USA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Icarus (USA, Europe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n Master (Shiru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Zelda, The (USA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mmings (USA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(USA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emo - The Dream Master (USA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Bros. (World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(USA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2 (USA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3 (US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4 (USA) (Rev A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5 (USA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Gear (USA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etroid (USA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ghty Final Fight (USA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Intergalatic Power Punch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ke Tyson's Punch-Out!! (Japan, USA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intendo World Cup (USA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ch-Out!! (USA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(USA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in Hood - Prince of Thieves (USA) (Rev A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(USA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2 (USA) (Rev A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3 (USA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ckin' Kats (USA)</text:p>
          </table:table-cell>
        </table:table-row>
        <table:table-row table:style-name="ro1">
          <table:table-cell office:value-type="string" calcext:value-type="string">
            <text:p>Rocman X (AKA Thunder Blaster Man) (Sachen) [!]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ush'n Attack (USA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Rygar (USA) (Rev A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 of the Ninja (USA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 vs. the World (USA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(Japan, US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2 (USA) (Rev A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Mario Bros. 3 (USA) (Rev A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(USA)</text:p>
          </table:table-cell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 2 - Judgment Day (USA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Ludosity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p Gun - The Second Mission (USA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tally Rad (USA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I (USA) (Rev A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homp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vious - The Avenger (USA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lda II - The Adventure of Link (USA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Shiru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table table:name="structur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11"/>
        </table:table-row>
        <table:table-row table:style-name="ro6">
          <table:table-cell table:style-name="ce10" office:value-type="string" calcext:value-type="string">
            <text:p>Hypersp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menu/&gt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&lt;game/&gt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de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description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cloneof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crc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systems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manufacturer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developer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year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genre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rating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score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players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language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synopsis/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&lt;enabled/&gt;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6">
          <table:table-cell table:style-name="ce10" office:value-type="string" calcext:value-type="string">
            <text:p>Recalbox</text:p>
          </table:table-cell>
          <table:table-cell table:number-columns-repeated="10"/>
        </table:table-row>
        <table:table-row table:style-name="ro8">
          <table:table-cell table:style-name="ce13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15"/>
          <table:table-cell table:style-name="ce17" office:value-type="string" calcext:value-type="string">
            <text:p>Pre-mapping</text:p>
            <text:p>Operation</text:p>
          </table:table-cell>
          <table:table-cell table:style-name="ce20" office:value-type="string" calcext:value-type="string">
            <text:p>Hyperspin</text:p>
            <text:p>Mapping</text:p>
          </table:table-cell>
          <table:table-cell table:style-name="ce23" office:value-type="string" calcext:value-type="string">
            <text:p>Mail du 20/06/2016</text:p>
          </table:table-cell>
          <table:table-cell table:style-name="ce23" office:value-type="string" calcext:value-type="string">
            <text:p>Mail du 21/06/2016</text:p>
          </table:table-cell>
          <table:table-cell table:style-name="ce26" office:value-type="string" calcext:value-type="string">
            <text:p>Implementation</text:p>
            <text:p>State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&lt;gameList/&gt;</text:p>
          </table:table-cell>
          <table:table-cell table:style-name="ce14" table:number-columns-repeated="2"/>
          <table:table-cell table:style-name="ce18"/>
          <table:table-cell table:style-name="ce21"/>
          <table:table-cell table:number-columns-repeated="6"/>
        </table:table-row>
        <table:table-row table:style-name="ro1">
          <table:table-cell table:style-name="ce14"/>
          <table:table-cell table:style-name="ce14" office:value-type="string" calcext:value-type="string">
            <text:p>&lt;game/&gt;</text:p>
          </table:table-cell>
          <table:table-cell table:style-name="ce14"/>
          <table:table-cell table:style-name="ce18"/>
          <table:table-cell table:style-name="ce21"/>
          <table:table-cell table:number-columns-repeated="6"/>
        </table:table-row>
        <table:table-row table:style-name="ro3">
          <table:table-cell table:style-name="ce14" table:number-columns-repeated="2"/>
          <table:table-cell table:style-name="ce16" office:value-type="string" calcext:value-type="string">
            <text:p>&lt;path/&gt;</text:p>
          </table:table-cell>
          <table:table-cell table:style-name="ce19"/>
          <table:table-cell table:style-name="ce22" office:value-type="string" calcext:value-type="string">
            <text:p>N/A</text:p>
          </table:table-cell>
          <table:table-cell table:style-name="ce24" office:value-type="string" calcext:value-type="string">
            <text:p>path - " chemin du jeux . attention à ne pas modifier, car c'est le système qui les a créer, donc normalement c'est les bon.</text:p>
          </table:table-cell>
          <table:table-cell table:style-name="ce24"/>
          <table:table-cell table:style-name="ce27" office:value-type="string" calcext:value-type="string">
            <text:p>N/A</text:p>
          </table:table-cell>
          <table:table-cell table:number-columns-repeated="3"/>
        </table:table-row>
        <table:table-row table:style-name="ro4">
          <table:table-cell table:style-name="ce14" table:number-columns-repeated="2"/>
          <table:table-cell table:style-name="ce16" office:value-type="string" calcext:value-type="string">
            <text:p>&lt;name/&gt;</text:p>
          </table:table-cell>
          <table:table-cell table:style-name="ce19"/>
          <table:table-cell table:style-name="ce22" office:value-type="string" calcext:value-type="string">
            <text:p>&lt;menu&gt;&lt;game&gt;&lt;description&gt;</text:p>
          </table:table-cell>
          <table:table-cell table:style-name="ce24" office:value-type="string" calcext:value-type="string">
            <text:p>name -"C'est le nom affiché dans l'interface graphique elle est en liens avec la rom, tu peux prendre le champs &lt;description&gt; dans le fichier hyperspin . il n'y a aucun rapport entre le name et toute autre fichier.</text:p>
          </table:table-cell>
          <table:table-cell table:style-name="ce24"/>
          <table:table-cell table:style-name="ce27" office:value-type="string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4" table:number-columns-repeated="2"/>
          <table:table-cell table:style-name="ce16" office:value-type="string" calcext:value-type="string">
            <text:p>&lt;desc/&gt;</text:p>
          </table:table-cell>
          <table:table-cell table:style-name="ce19"/>
          <table:table-cell table:style-name="ce22" office:value-type="string" calcext:value-type="string">
            <text:p>&lt;menu&gt;&lt;game&gt;&lt;synopsis&gt;</text:p>
          </table:table-cell>
          <table:table-cell table:style-name="ce24" office:value-type="string" calcext:value-type="string">
            <text:p>desc - " c'est la description du jeux , tu peux prendre &lt;synopsis&gt; dans le fichier hyperspin important car elle est en français . ce que les sites de renseignement de jeux n'ont pas."</text:p>
          </table:table-cell>
          <table:table-cell table:style-name="ce24"/>
          <table:table-cell table:style-name="ce27"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style-name="ce14" table:number-columns-repeated="2"/>
          <table:table-cell table:style-name="ce16" office:value-type="string" calcext:value-type="string">
            <text:p>&lt;image/&gt;</text:p>
          </table:table-cell>
          <table:table-cell table:style-name="ce19"/>
          <table:table-cell table:style-name="ce22" office:value-type="string" calcext:value-type="string">
            <text:p>N/A</text:p>
          </table:table-cell>
          <table:table-cell table:style-name="ce25" office:value-type="string" calcext:value-type="string">
            <text:p>image -" alors faut bien enlever le -image car quand il récupére d'origine les images elles sont nomé : 10-Yard Fight (USA, Europe)-image.gpeg / Hors dans notre fichier hyperspin, c'est juste ne nom de la rom ici dans le cas présent nom du path </text:p>
          </table:table-cell>
          <table:table-cell table:style-name="ce25" office:value-type="string" calcext:value-type="string">
            <text:p>- les images contenue dans récalbox, avec l'extension -image.jpg , ne pèse rien 11Ko et les images que je veux importer font 580Ko, donc forcément sur une carte de 32Giga, tu compte presque les virgules et j'ai allégé énormément de système.</text:p>
            <text:p>Solution : ne pas toucher à ce que propose la recalbox au départ . donc on annule la ligne supression de -image</text:p>
          </table:table-cell>
          <table:table-cell table:style-name="ce27" office:value-type="string" calcext:value-type="string">
            <text:p>N/A</text:p>
          </table:table-cell>
          <table:table-cell table:number-columns-repeated="3"/>
        </table:table-row>
        <table:table-row table:style-name="ro4">
          <table:table-cell table:style-name="ce14" table:number-columns-repeated="2"/>
          <table:table-cell table:style-name="ce16" office:value-type="string" calcext:value-type="string">
            <text:p>&lt;thumbnail/&gt;</text:p>
          </table:table-cell>
          <table:table-cell table:style-name="ce19"/>
          <table:table-cell table:style-name="ce22" office:value-type="string" calcext:value-type="string">
            <text:p>N/A</text:p>
          </table:table-cell>
          <table:table-cell table:style-name="ce24" office:value-type="string" calcext:value-type="string">
            <text:p>thumbnail - image_path, the path to a smaller image, displayed in image lists like the grid view. Should be small to ensure quick loading. Currently not used.</text:p>
          </table:table-cell>
          <table:table-cell table:style-name="ce24"/>
          <table:table-cell table:style-name="ce2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4" table:number-columns-repeated="2"/>
          <table:table-cell table:style-name="ce16" office:value-type="string" calcext:value-type="string">
            <text:p>&lt;rating/&gt;</text:p>
          </table:table-cell>
          <table:table-cell table:style-name="ce19"/>
          <table:table-cell table:style-name="ce22" office:value-type="string" calcext:value-type="string">
            <text:p>N/A</text:p>
          </table:table-cell>
          <table:table-cell table:style-name="ce24" office:value-type="string" calcext:value-type="string">
            <text:p>rating - "C'est la note du jeux . on ne touche à rien, c'est déja Bon. *** cool du travail en moins.</text:p>
          </table:table-cell>
          <table:table-cell table:style-name="ce24"/>
          <table:table-cell table:style-name="ce27" office:value-type="string" calcext:value-type="string">
            <text:p>N/A</text:p>
          </table:table-cell>
          <table:table-cell table:number-columns-repeated="3"/>
        </table:table-row>
        <table:table-row table:style-name="ro9">
          <table:table-cell table:style-name="ce14" table:number-columns-repeated="2"/>
          <table:table-cell table:style-name="ce16" office:value-type="string" calcext:value-type="string">
            <text:p>&lt;releasedate/&gt;</text:p>
          </table:table-cell>
          <table:table-cell table:style-name="ce19"/>
          <table:table-cell table:style-name="ce22" office:value-type="string" calcext:value-type="string">
            <text:p>&lt;menu&gt;&lt;game&gt;&lt;year&gt;</text:p>
          </table:table-cell>
          <table:table-cell table:style-name="ce24" office:value-type="string" calcext:value-type="string">
            <text:p>releasedate - "Date de publication du ligicien . prendre &lt;year&gt; dans hyperspin ,  et y ajouter 0124T000000  me demande pas pourquoi, j'ai aucune idée . en gros cela donne pour un jeux de 1990 &lt;year&gt;19900124T000000&lt;year/&gt;</text:p>
          </table:table-cell>
          <table:table-cell table:style-name="ce24"/>
          <table:table-cell table:style-name="ce27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style-name="ce16" office:value-type="string" calcext:value-type="string">
            <text:p>&lt;developer/&gt;</text:p>
          </table:table-cell>
          <table:table-cell table:style-name="ce19"/>
          <table:table-cell table:style-name="ce22" office:value-type="string" calcext:value-type="string">
            <text:p>&lt;menu&gt;&lt;game&gt;&lt;manufacturer&gt;</text:p>
          </table:table-cell>
          <table:table-cell table:style-name="ce24" office:value-type="string" calcext:value-type="string">
            <text:p>developer - on prend      &lt;manufacturer&gt; dans le fichier Hyperspin. </text:p>
          </table:table-cell>
          <table:table-cell table:style-name="ce24"/>
          <table:table-cell table:style-name="ce27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style-name="ce16" office:value-type="string" calcext:value-type="string">
            <text:p>&lt;publisher/&gt;</text:p>
          </table:table-cell>
          <table:table-cell table:style-name="ce19"/>
          <table:table-cell table:style-name="ce22" office:value-type="string" calcext:value-type="string">
            <text:p>&lt;menu&gt;&lt;game&gt;&lt;developer&gt;</text:p>
          </table:table-cell>
          <table:table-cell table:style-name="ce24" office:value-type="string" calcext:value-type="string">
            <text:p>publisher - on prend &lt;developer&gt; dans le fichier Hyperspin</text:p>
          </table:table-cell>
          <table:table-cell table:style-name="ce24"/>
          <table:table-cell table:style-name="ce27" office:value-type="string" calcext:value-type="string">
            <text:p>OK</text:p>
          </table:table-cell>
          <table:table-cell table:number-columns-repeated="3"/>
        </table:table-row>
        <table:table-row table:style-name="ro3">
          <table:table-cell table:style-name="ce14" table:number-columns-repeated="2"/>
          <table:table-cell table:style-name="ce16" office:value-type="string" calcext:value-type="string">
            <text:p>&lt;genre/&gt;</text:p>
          </table:table-cell>
          <table:table-cell table:style-name="ce19"/>
          <table:table-cell table:style-name="ce22" office:value-type="string" calcext:value-type="string">
            <text:p>&lt;menu&gt;&lt;game&gt;&lt;genre&gt;</text:p>
          </table:table-cell>
          <table:table-cell table:style-name="ce24" office:value-type="string" calcext:value-type="string">
            <text:p>genre - On prend &lt;genre&gt; dans le fichier hyperspin, car j'ai trouvé beaucoup d'erreur, donc autant utiliser les bon genres de jeux.</text:p>
          </table:table-cell>
          <table:table-cell table:style-name="ce24"/>
          <table:table-cell table:style-name="ce27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style-name="ce16" office:value-type="string" calcext:value-type="string">
            <text:p>&lt;players/&gt;</text:p>
          </table:table-cell>
          <table:table-cell table:style-name="ce19"/>
          <table:table-cell table:style-name="ce22" office:value-type="string" calcext:value-type="string">
            <text:p>&lt;menu&gt;&lt;game&gt;&lt;players&gt;</text:p>
          </table:table-cell>
          <table:table-cell table:style-name="ce24" office:value-type="string" calcext:value-type="string">
            <text:p>players - On prend &lt;players&gt; dans Hyperspin, car j'ai aussi trouvé des erreurs </text:p>
          </table:table-cell>
          <table:table-cell table:style-name="ce24"/>
          <table:table-cell table:style-name="ce27" office:value-type="string" calcext:value-type="string">
            <text:p>OK</text:p>
          </table:table-cell>
          <table:table-cell table:number-columns-repeated="3"/>
        </table:table-row>
        <table:table-row table:style-name="ro3">
          <table:table-cell table:style-name="ce14" table:number-columns-repeated="2"/>
          <table:table-cell table:style-name="ce16" office:value-type="string" calcext:value-type="string">
            <text:p>&lt;playcount/&gt;</text:p>
          </table:table-cell>
          <table:table-cell table:style-name="ce19"/>
          <table:table-cell table:style-name="ce22" office:value-type="string" calcext:value-type="string">
            <text:p>N/A</text:p>
          </table:table-cell>
          <table:table-cell table:style-name="ce24" office:value-type="string" calcext:value-type="string">
            <text:p>playcount -  "statistique sur le jeux ...on ne touche à rien, c'est déja Bon. *** cool du travail en moins.</text:p>
          </table:table-cell>
          <table:table-cell table:style-name="ce24"/>
          <table:table-cell table:style-name="ce2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4" table:number-columns-repeated="2"/>
          <table:table-cell table:style-name="ce16" office:value-type="string" calcext:value-type="string">
            <text:p>&lt;lastplayed/&gt;</text:p>
          </table:table-cell>
          <table:table-cell table:style-name="ce19"/>
          <table:table-cell table:style-name="ce22" office:value-type="string" calcext:value-type="string">
            <text:p>N/A</text:p>
          </table:table-cell>
          <table:table-cell table:style-name="ce24" office:value-type="string" calcext:value-type="string">
            <text:p>lastplayed -  "statistique sur le jeux ...on ne touche à rien, c'est déja Bon. *** cool du travail en moins.</text:p>
          </table:table-cell>
          <table:table-cell table:style-name="ce24"/>
          <table:table-cell table:style-name="ce27" office:value-type="string" calcext:value-type="string">
            <text:p>N/A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Errors.A1:Errors.C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3:14:51.295838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enaël Le Roux</meta:initial-creator>
    <meta:creation-date>2016-06-19T17:02:17.415753198</meta:creation-date>
    <dc:date>2016-06-21T23:16:25.634683894</dc:date>
    <dc:creator>Gwenaël Le Roux</dc:creator>
    <meta:editing-duration>PT1H48M45S</meta:editing-duration>
    <meta:editing-cycles>22</meta:editing-cycles>
    <meta:generator>LibreOffice/5.1.3.2$Linux_X86_64 LibreOffice_project/10m0$Build-2</meta:generator>
    <meta:document-statistic meta:table-count="5" meta:cell-count="2083" meta:object-count="0"/>
  </office:meta>
</office:document-meta>
</file>